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3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AMOS RIVAS, LUIS VALER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187675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UR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926427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AMOS RIVAS, LUIS VALER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187675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926427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9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5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8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33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INTERBANK</text:p>
          </table:table-cell>
          <table:table-cell table:style-name="Tabla2.A3" office:value-type="string">
            <text:p text:style-name="P22">01/11/2021</text:p>
          </table:table-cell>
          <table:table-cell table:style-name="Tabla2.A3" office:value-type="string">
            <text:p text:style-name="P22">2216150</text:p>
          </table:table-cell>
          <table:table-cell table:style-name="Tabla2.D3" office:value-type="string">
            <text:p text:style-name="P23">1330.00</text:p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1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3T20:47:2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